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dc" officeooo:paragraph-rsid="00091ddc"/>
    </style:style>
    <style:style style:name="P2" style:family="paragraph" style:parent-style-name="Standard">
      <style:text-properties officeooo:rsid="00091ddc" officeooo:paragraph-rsid="000cb5a5"/>
    </style:style>
    <style:style style:name="P3" style:family="paragraph" style:parent-style-name="Standard">
      <style:text-properties officeooo:rsid="00091ddc" officeooo:paragraph-rsid="000cb7f7"/>
    </style:style>
    <style:style style:name="P4" style:family="paragraph" style:parent-style-name="Standard">
      <style:text-properties officeooo:paragraph-rsid="00091ddc"/>
    </style:style>
    <style:style style:name="P5" style:family="paragraph" style:parent-style-name="Standard">
      <style:text-properties fo:font-size="15pt" officeooo:rsid="00091ddc" officeooo:paragraph-rsid="00091ddc" style:font-size-asian="15pt" style:font-size-complex="15pt"/>
    </style:style>
    <style:style style:name="P6" style:family="paragraph" style:parent-style-name="Standard">
      <style:text-properties fo:font-size="15pt" fo:font-weight="bold" officeooo:paragraph-rsid="00091dd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91ddc" officeooo:paragraph-rsid="000cb5a5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officeooo:rsid="000b1662" officeooo:paragraph-rsid="000b1662"/>
    </style:style>
    <style:style style:name="P10" style:family="paragraph" style:parent-style-name="Standard">
      <style:text-properties fo:font-size="12pt" fo:font-weight="normal" officeooo:rsid="000cb7f7" officeooo:paragraph-rsid="000cb7f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a4fc" officeooo:paragraph-rsid="000fa4f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f89a" officeooo:paragraph-rsid="0010f89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5pt" fo:font-weight="bold" officeooo:rsid="00091ddc" officeooo:paragraph-rsid="00091ddc" style:font-size-asian="15pt" style:font-weight-asian="bold" style:font-size-complex="15pt" style:font-weight-complex="bold"/>
    </style:style>
    <style:style style:name="P14" style:family="paragraph" style:parent-style-name="Standard">
      <style:paragraph-properties fo:break-before="page"/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P15" style:family="paragraph" style:parent-style-name="Preformatted_20_Text">
      <style:text-properties fo:font-size="12pt" fo:font-weight="normal" officeooo:rsid="000cb7f7" officeooo:paragraph-rsid="000cb7f7" style:font-size-asian="10.5pt" style:font-weight-asian="normal" style:font-size-complex="12pt" style:font-weight-complex="normal"/>
    </style:style>
    <style:style style:name="T1" style:family="text">
      <style:text-properties officeooo:rsid="00091d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1662"/>
    </style:style>
    <style:style style:name="T4" style:family="text">
      <style:text-properties officeooo:rsid="000bbb50"/>
    </style:style>
    <style:style style:name="T5" style:family="text">
      <style:text-properties officeooo:rsid="00152195"/>
    </style:style>
    <style:style style:name="T6" style:family="text">
      <style:text-properties officeooo:rsid="00160dc3"/>
    </style:style>
    <style:style style:name="T7" style:family="text">
      <style:text-properties officeooo:rsid="0016615a"/>
    </style:style>
    <style:style style:name="T8" style:family="text">
      <style:text-properties officeooo:rsid="0017b4fe"/>
    </style:style>
    <style:style style:name="T9" style:family="text">
      <style:text-properties officeooo:rsid="001dd381"/>
    </style:style>
    <style:style style:name="T10" style:family="text">
      <style:text-properties officeooo:rsid="001ea188"/>
    </style:style>
    <style:style style:name="T11" style:family="text">
      <style:text-properties officeooo:rsid="001fa2e1"/>
    </style:style>
    <style:style style:name="T12" style:family="text">
      <style:text-properties officeooo:rsid="0024f1c4"/>
    </style:style>
    <style:style style:name="T13" style:family="text">
      <style:text-properties officeooo:rsid="002795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<text:span text:style-name="T1">temp</text:span></text:p>
      <text:p text:style-name="P4"/>
      <text:p text:style-name="P4"><text:span text:style-name="T1">GET </text:span><text:a xlink:type="simple" xlink:href="http://192.168.1.100/temp" text:style-name="Internet_20_link" text:visited-style-name="Visited_20_Internet_20_Link"><text:span text:style-name="T1">http://192.168.1.100/temp</text:span></text:a></text:p>
      <text:p text:style-name="P1">geeft de temperatuur in JSON format weer.</text:p>
      <text:p text:style-name="P1"/>
      <text:p text:style-name="P1">Request:</text:p>
      <text:p text:style-name="P1">GET <text:a xlink:type="simple" xlink:href="http://192.168.1.100/temp" text:style-name="Internet_20_link" text:visited-style-name="Visited_20_Internet_20_Link">http://192.168.1.100/temp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de</text:p>
      <text:p text:style-name="P1"/>
      <text:p text:style-name="P1">{“<text:span text:style-name="T9">Weerstation”: 1, </text:span>“Temperatuur”: <text:span text:style-name="T8">25</text:span>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5">/<text:span text:style-name="T2">lux</text:span></text:p>
      <text:p text:style-name="P1"/>
      <text:p text:style-name="P4"><text:span text:style-name="T1">GET </text:span><text:a xlink:type="simple" xlink:href="http://192.168.1.100/lux" text:style-name="Internet_20_link" text:visited-style-name="Visited_20_Internet_20_Link"><text:span text:style-name="T1">http://192.168.1.100/lux</text:span></text:a></text:p>
      <text:p text:style-name="P1">geeft de lichtintensiteit in JSON format weer.</text:p>
      <text:p text:style-name="P1"/>
      <text:p text:style-name="P1">Request:</text:p>
      <text:p text:style-name="P1">GET <text:a xlink:type="simple" xlink:href="http://192.168.1.100/lux" text:style-name="Internet_20_link" text:visited-style-name="Visited_20_Internet_20_Link">http://192.168.1.100/lux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<text:span text:style-name="T3">s</text:span>e</text:p>
      <text:p text:style-name="P1"/>
      <text:p text:style-name="P1">{“<text:span text:style-name="T9">Weerstation”: 1, </text:span>“Lichtintensiteit”: 245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13">/</text:p>
      <text:p text:style-name="P1">GET <text:a xlink:type="simple" xlink:href="http://192.168.1.100/" text:style-name="Internet_20_link" text:visited-style-name="Visited_20_Internet_20_Link">http://192.168.1.100/</text:a></text:p>
      <text:p text:style-name="P9">geeft alle meetwaarden in html weer.</text:p>
      <text:p text:style-name="P9"/>
      <text:p text:style-name="P9">Request:</text:p>
      <text:p text:style-name="P9">GET <text:a xlink:type="simple" xlink:href="http://192.168.1.100/" text:style-name="Internet_20_link" text:visited-style-name="Visited_20_Internet_20_Link">http://192.168.1.100/</text:a> HTTP/1.1</text:p>
      <text:p text:style-name="P9"/>
      <text:p text:style-name="P9">Response:</text:p>
      <text:p text:style-name="P9">HTTP/1.1 200 OK</text:p>
      <text:p text:style-name="Standard">Content-Type: application/json</text:p>
      <text:p text:style-name="P9">Connection: close</text:p>
      <text:p text:style-name="P9"/>
      <text:p text:style-name="Standard">&lt;!DOCTYPE HTML&gt;</text:p>
      <text:p text:style-name="Standard"><text:span text:style-name="T4">&lt;</text:span>html&gt;</text:p>
      <text:p text:style-name="Standard"><text:span text:style-name="T4">“T</text:span>emperatuur: <text:span text:style-name="T4">20 (min: 12, max: 30)”</text:span> </text:p>
      <text:p text:style-name="Standard">&lt;/br&gt;"</text:p>
      <text:p text:style-name="Standard">"Lichtintensiteit: <text:span text:style-name="T4">260</text:span>"</text:p>
      <text:p text:style-name="Standard">&lt;/html<text:span text:style-name="T4">&gt;</text:span></text:p>
      <text:p text:style-name="P9"/>
      <text:p text:style-name="P2">Opmerkingen:</text:p>
      <text:p text:style-name="P2">– geeft 404 NOT FOUND als er geen meet data is.</text:p>
      <text:p text:style-name="P2">– Als het een fout request is geeft die 400 BAD REQUEST</text:p>
      <text:p text:style-name="P2"/>
      <text:p text:style-name="P7">/<text:span text:style-name="T5">conf</text:span></text:p>
      <text:p text:style-name="P10">GE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5">conf</text:span></text:a></text:p>
      <text:p text:style-name="P10">geeft alle meetwaarden en configuratiewaarden in JSON format</text:p>
      <text:p text:style-name="P10"/>
      <text:p text:style-name="P10">Request:</text:p>
      <text:p text:style-name="P10">GE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5">conf</text:span></text:a> HTTP/1.1</text:p>
      <text:p text:style-name="P10"/>
      <text:p text:style-name="P10">Response:</text:p>
      <text:p text:style-name="P10">HTTP/1.1 200 OK</text:p>
      <text:p text:style-name="P10">Content-Type: application/json</text:p>
      <text:p text:style-name="P10">Connection: close</text:p>
      <text:p text:style-name="P10"/>
      <text:p text:style-name="P15"><text:span text:style-name="T11">{“Weerstation”: 1, </text:span>"maximale grenswaarde": 30,"minimale grenswaarde": 12,"Temperatuur": 25,"Lichtintensiteit": 424}</text:p>
      <text:p text:style-name="P3"/>
      <text:p text:style-name="P8"/>
      <text:p text:style-name="P14">/<text:span text:style-name="T6">conf</text:span></text:p>
      <text:p text:style-name="P11">PUT <text:a xlink:type="simple" xlink:href="http://192.168.1.11/c" text:style-name="Internet_20_link" text:visited-style-name="Visited_20_Internet_20_Link">http://192.168.1.1</text:a><text:a xlink:type="simple" xlink:href="http://192.168.1.11/c" text:style-name="Internet_20_link" text:visited-style-name="Visited_20_Internet_20_Link"><text:span text:style-name="T12">1/c</text:span></text:a><text:a xlink:type="simple" xlink:href="http://192.168.1.100/config" text:style-name="Internet_20_link" text:visited-style-name="Visited_20_Internet_20_Link"><text:span text:style-name="T12">onf</text:span></text:a></text:p>
      <text:p text:style-name="P12"/>
      <text:p text:style-name="P12">Request:</text:p>
      <text:p text:style-name="P12">PUT <text:a xlink:type="simple" xlink:href="http://192.168.1.11/config" text:style-name="Internet_20_link" text:visited-style-name="Visited_20_Internet_20_Link">http://192.168.1.11/</text:a><text:a xlink:type="simple" xlink:href="http://192.168.1.11/config" text:style-name="Internet_20_link" text:visited-style-name="Visited_20_Internet_20_Link"><text:span text:style-name="T6">conf</text:span></text:a> HTTP/1.1</text:p>
      <text:p text:style-name="P12">Content-Type: application/json</text:p>
      <text:p text:style-name="P12">Content-length: 22</text:p>
      <text:p text:style-name="P12"/>
      <text:p text:style-name="P12">{“max”: 35, “min”: 10}</text:p>
      <text:p text:style-name="P12"/>
      <text:p text:style-name="P12">Response:</text:p>
      <text:p text:style-name="P12">HTTP/1.1 200 OK</text:p>
      <text:p text:style-name="P12">Content-Type: application/json</text:p>
      <text:p text:style-name="P12">Connection: close</text:p>
      <text:p text:style-name="P12"/>
      <text:p text:style-name="P12">{“max”: “<text:a xlink:type="simple" xlink:href="http://192.168.1.100/data/35" text:style-name="Internet_20_link" text:visited-style-name="Visited_20_Internet_20_Link">http://192.168.1.100/</text:a><text:a xlink:type="simple" xlink:href="http://192.168.1.100/data/35" text:style-name="Internet_20_link" text:visited-style-name="Visited_20_Internet_20_Link"><text:span text:style-name="T7">conf</text:span></text:a><text:a xlink:type="simple" xlink:href="http://192.168.1.100/data/35" text:style-name="Internet_20_link" text:visited-style-name="Visited_20_Internet_20_Link">/max/35</text:a>”, “min”: “<text:a xlink:type="simple" xlink:href="http://192.168.1.100/data/min/10" text:style-name="Internet_20_link" text:visited-style-name="Visited_20_Internet_20_Link">http://192.168.1.100/</text:a><text:a xlink:type="simple" xlink:href="http://192.168.1.100/data/min/10" text:style-name="Internet_20_link" text:visited-style-name="Visited_20_Internet_20_Link"><text:span text:style-name="T7">conf</text:span></text:a><text:a xlink:type="simple" xlink:href="http://192.168.1.100/data/min/10" text:style-name="Internet_20_link" text:visited-style-name="Visited_20_Internet_20_Link">/min/10</text:a>”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166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52:29.237685600</meta:creation-date>
    <dc:date>2018-11-01T08:26:24.940886815</dc:date>
    <meta:editing-duration>PT25M</meta:editing-duration>
    <meta:editing-cycles>24</meta:editing-cycles>
    <meta:generator>LibreOffice/6.0.6.2$Linux_X86_64 LibreOffice_project/00m0$Build-2</meta:generator>
    <meta:document-statistic meta:table-count="0" meta:image-count="0" meta:object-count="0" meta:page-count="3" meta:paragraph-count="66" meta:word-count="211" meta:character-count="1708" meta:non-whitespace-character-count="1556"/>
  </office:meta>
</office:document-meta>
</file>